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able-cell-properties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011.3.31" table:style-name="ta1" table:print="false">
        <table:table-column table:style-name="co1" table:default-cell-style-name="ce1"/>
        <table:table-column table:style-name="co1" table:number-columns-repeated="4" table:default-cell-style-name="ce3"/>
        <table:table-row table:style-name="ro1">
          <table:table-cell office:value-type="string">
            <text:p>　</text:p>
          </table:table-cell>
          <table:table-cell table:style-name="ce1" office:value-type="string">
            <text:p>日本</text:p>
            <text:p>(百万円)</text:p>
          </table:table-cell>
          <table:table-cell table:style-name="ce1" office:value-type="string">
            <text:p>米国</text:p>
            <text:p>(百万円)</text:p>
          </table:table-cell>
          <table:table-cell table:style-name="ce1" office:value-type="string">
            <text:p>その他</text:p>
            <text:p>(百万円)</text:p>
          </table:table-cell>
          <table:table-cell table:style-name="ce1" office:value-type="string">
            <text:p>計</text:p>
            <text:p>(百万円)</text:p>
          </table:table-cell>
        </table:table-row>
        <table:table-row table:style-name="ro2">
          <table:table-cell office:value-type="string">
            <text:p>売上高及びその他の営業収入</text:p>
          </table:table-cell>
          <table:table-cell office:value-type="float" office:value="1834003">
            <text:p>1,834,003</text:p>
          </table:table-cell>
          <table:table-cell office:value-type="float" office:value="3504765">
            <text:p>3,504,765</text:p>
          </table:table-cell>
          <table:table-cell office:value-type="float" office:value="3598099">
            <text:p>3,598,099</text:p>
          </table:table-cell>
          <table:table-cell office:value-type="float" office:value="8936867">
            <text:p>8,936,867</text:p>
          </table:table-cell>
        </table:table-row>
        <table:table-row table:style-name="ro3">
          <table:table-cell table:style-name="ce2" office:value-type="string">
            <text:p>構成割合</text:p>
          </table:table-cell>
          <table:table-cell table:style-name="ce4" table:formula="of:=[.B2]/[.$E$2]" office:value-type="percentage" office:value="0.205217667444307">
            <text:p>20.52%</text:p>
          </table:table-cell>
          <table:table-cell table:style-name="ce4" table:formula="of:=[.C2]/[.$E$2]" office:value-type="percentage" office:value="0.392169313921758">
            <text:p>39.22%</text:p>
          </table:table-cell>
          <table:table-cell table:style-name="ce4" table:formula="of:=[.D2]/[.$E$2]" office:value-type="percentage" office:value="0.402613018633935">
            <text:p>40.26%</text:p>
          </table:table-cell>
          <table:table-cell table:style-name="ce5"/>
        </table:table-row>
        <table:table-row table:style-name="ro3">
          <table:table-cell office:value-type="string">
            <text:p>長期性資産</text:p>
          </table:table-cell>
          <table:table-cell office:value-type="float" office:value="1053168">
            <text:p>1,053,168</text:p>
          </table:table-cell>
          <table:table-cell office:value-type="float" office:value="1766814">
            <text:p>1,766,814</text:p>
          </table:table-cell>
          <table:table-cell office:value-type="float" office:value="571591">
            <text:p>571,591</text:p>
          </table:table-cell>
          <table:table-cell office:value-type="float" office:value="3391573">
            <text:p>3,391,573</text:p>
          </table:table-cell>
        </table:table-row>
        <table:table-row table:style-name="ro3">
          <table:table-cell table:style-name="Default"/>
          <table:table-cell table:style-name="Default">
            <draw:frame table:end-cell-address="'2011.3.31'.I25" table:end-x="0.785cm" table:end-y="0.155cm" draw:z-index="0" draw:style-name="gr1" draw:text-style-name="P1" svg:width="14.348cm" svg:height="9.002cm" svg:x="2.244cm" svg:y="0.186cm">
              <draw:object draw:notify-on-update-of-ranges="'2011.3.31'.B1:'2011.3.31'.D1 '2011.3.31'.B3:'2011.3.31'.D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2013/04/06</text:date>, <text:time>14:11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2:16:06.73</meta:creation-date>
    <dc:date>2013-04-06T14:11:16.46</dc:date>
    <meta:editing-duration>PT1H55M10S</meta:editing-duration>
    <meta:editing-cycles>2</meta:editing-cycles>
    <meta:generator>OpenOffice.org/3.4.1$Win32 OpenOffice.org_project/341m1$Build-9593</meta:generator>
    <meta:document-statistic meta:table-count="3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349cm" svg:height="9.003cm" xlink:href=".." xlink:type="simple" chart:class="chart:circle" chart:style-name="ch1">
        <chart:title svg:x="4.448cm" svg:y="0.375cm" chart:style-name="ch2">
          <text:p>売上高構成比</text:p>
        </chart:title>
        <chart:subtitle svg:x="5.074cm" svg:y="1.224cm" chart:style-name="ch3">
          <text:p>（地域別）</text:p>
        </chart:subtitle>
        <chart:legend svg:x="9.351cm" svg:y="0.745cm" style:legend-expansion="custom" chartooo:width="2.359cm" chartooo:height="2.705cm" style:legend-expansion-aspect-ratio="0.872088724584103" chart:style-name="ch4"/>
        <chart:plot-area chart:style-name="ch5" table:cell-range-address="'2011.3.31'.B1:'2011.3.31'.D1 '2011.3.31'.B3:'2011.3.31'.D3" chart:data-source-has-labels="row" svg:x="3.097cm" svg:y="2.666cm" svg:width="6.842cm" svg:height="5.536cm">
          <chartooo:coordinate-region svg:x="3.255cm" svg:y="2.349cm" svg:width="5.503cm" svg:height="6.139cm"/>
          <chart:axis chart:dimension="x" chart:name="primary-x" chart:style-name="ch6" chartooo:axis-type="auto">
            <chartooo:date-scale/>
            <chart:categories table:cell-range-address="'2011.3.31'.B1:'2011.3.31'.D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2011.3.31'.B3:'2011.3.31'.D3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日本
(百万円)</text:p>
                <draw:g>
                  <svg:desc>'2011.3.31'.B1:'2011.3.31'.D1</svg:desc>
                </draw:g>
              </table:table-cell>
              <table:table-cell office:value-type="string">
                <text:p>米国
(百万円)</text:p>
              </table:table-cell>
              <table:table-cell office:value-type="string">
                <text:p>その他
(百万円)</text:p>
              </table:table-cell>
            </table:table-row>
          </table:table-header-rows>
          <table:table-rows>
            <table:table-row>
              <table:table-cell office:value-type="string">
                <text:p>行 3</text:p>
                <draw:g>
                  <svg:desc/>
                </draw:g>
              </table:table-cell>
              <table:table-cell office:value-type="float" office:value="0.205217667444307">
                <text:p>0.205217667444307</text:p>
                <draw:g>
                  <svg:desc>'2011.3.31'.B3:'2011.3.31'.D3</svg:desc>
                </draw:g>
              </table:table-cell>
              <table:table-cell office:value-type="float" office:value="0.392169313921758">
                <text:p>0.392169313921758</text:p>
              </table:table-cell>
              <table:table-cell office:value-type="float" office:value="0.402613018633935">
                <text:p>0.402613018633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